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6.16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161cm" svg:height="26.412cm" svg:x="1.254cm" svg:y="2.27cm">
          <draw:text-box>
            <text:p>On kaks faili:</text:p>
            <text:p/>
            <text:p>1. <text:s text:c="3"/></text:p>
            <text:p>Launch fail t6mbab k2ima husky_playben.launch faili, huskyrobot.cpp ja mouse_reader.cpp.</text:p>
            <text:p/>
            <text:p>2. </text:p>
            <text:p>Huskyrobot.cpp fail kuulab mouse_reader-ist tulnud hiire vajutust.</text:p>
            <text:p/>
            <text:p>Seej2rel luuakse muujuta point mis on <text:s/>geometry_msgs/Twist, mis sisaldab ennast muutujat linear, mis omakorda koosneb x,y,z.</text:p>
            <text:p><text:s/></text:p>
            <text:p>Kui hiirenuppu vajutatakse, antakse muutujale point.linear.x v22rtus 0,5. mille tulemusel robot liigub edasi.</text:p>
            <text:p>Kui toimub uus nupu vajutus robot j22b seisma.</text:p>
            <text:p/>
            <text:p/>
            <text:p><text:s/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14:23:47.046181178</meta:creation-date>
    <dc:date>2017-12-14T14:47:56.082770296</dc:date>
    <meta:editing-duration>PT8M48S</meta:editing-duration>
    <meta:editing-cycles>1</meta:editing-cycles>
    <meta:document-statistic meta:object-count="1"/>
    <meta:generator>LibreOffice/4.2.8.2$Linux_X86_64 LibreOffice_project/420m0$Build-2</meta:generator>
  </office:meta>
</office:document-meta>
</file>